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Component.ConfigurableComponent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Component.Configurabl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Component.is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